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family-generic="swiss"/>
    <style:font-face style:name="Liberation Sans" svg:font-family="'Liberation Sans'" style:font-family-generic="swiss"/>
    <style:font-face style:name="Lucidasans" svg:font-family="Lucidasans" style:font-family-generic="swiss"/>
    <style:font-face style:name="AR PL SungtiL GB" svg:font-family="'AR PL SungtiL GB'" style:font-family-generic="system" style:font-pitch="variable"/>
  </office:font-face-decls>
  <office:automatic-styles>
    <style:style style:name="P1" style:family="paragraph" style:parent-style-name="Standard">
      <style:text-properties officeooo:rsid="000efee4" officeooo:paragraph-rsid="000efee4"/>
    </style:style>
    <style:style style:name="P2" style:family="paragraph" style:parent-style-name="Standard" style:list-style-name="L1">
      <style:text-properties officeooo:rsid="000efee4" officeooo:paragraph-rsid="000efee4"/>
    </style:style>
    <style:style style:name="P3" style:family="paragraph" style:parent-style-name="Standard" style:list-style-name="L1">
      <style:text-properties officeooo:rsid="000efee4" officeooo:paragraph-rsid="000fbcbf"/>
    </style:style>
    <style:style style:name="P4" style:family="paragraph" style:parent-style-name="Standard" style:list-style-name="L1">
      <style:text-properties officeooo:rsid="000efee4" officeooo:paragraph-rsid="0010c8f4"/>
    </style:style>
    <style:style style:name="P5" style:family="paragraph" style:parent-style-name="Standard" style:list-style-name="L1">
      <style:text-properties fo:font-weight="bold" officeooo:rsid="000efee4" officeooo:paragraph-rsid="000efee4" style:font-weight-asian="bold" style:font-weight-complex="bold"/>
    </style:style>
    <style:style style:name="P6" style:family="paragraph" style:parent-style-name="Standard" style:list-style-name="L1">
      <style:text-properties fo:font-weight="bold" officeooo:rsid="000efee4" officeooo:paragraph-rsid="000fbcbf" style:font-weight-asian="bold" style:font-weight-complex="bold"/>
    </style:style>
    <style:style style:name="P7" style:family="paragraph" style:parent-style-name="Standard" style:list-style-name="L1">
      <style:text-properties officeooo:rsid="0011cbfb" officeooo:paragraph-rsid="0011cbf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1cbfb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70467661050495255" text:style-name="L1">
        <text:list-header>
          <text:p text:style-name="P2">WIKI</text:p>
          <text:p text:style-name="P2">Wiki BlankOn</text:p>
          <text:p text:style-name="P2"/>
        </text:list-header>
        <text:list-item>
          <text:p text:style-name="P5">Proyek BlankOn</text:p>
          <text:list>
            <text:list-item>
              <text:p text:style-name="P7">BlankOn Adalah</text:p>
              <text:list>
                <text:list-item>
                  <text:p text:style-name="P7">Filisofi</text:p>
                </text:list-item>
                <text:list-item>
                  <text:p text:style-name="P2">Sejarah</text:p>
                </text:list-item>
                <text:list-item>
                  <text:p text:style-name="P2">Visi BlankOn</text:p>
                </text:list-item>
                <text:list-item>
                  <text:p text:style-name="P3">Misi BlankOn</text:p>
                </text:list-item>
                <text:list-item>
                  <text:p text:style-name="P3">Tujuan BlankOn</text:p>
                  <text:p text:style-name="P3"/>
                </text:list-item>
              </text:list>
            </text:list-item>
            <text:list-item>
              <text:p text:style-name="P6">Cara Bergabung Menjadi Pengembang BlankOn</text:p>
            </text:list-item>
            <text:list-item>
              <text:p text:style-name="P6">Produk BlankOn</text:p>
              <text:list>
                <text:list-item>
                  <text:p text:style-name="P2">Distribusi BlankOn Linux</text:p>
                  <text:list>
                    <text:list-item>
                      <text:p text:style-name="P2">BlankOn 1</text:p>
                    </text:list-item>
                    <text:list-item>
                      <text:p text:style-name="P2">BlankOn 2</text:p>
                    </text:list-item>
                    <text:list-item>
                      <text:p text:style-name="P2">B<text:span text:style-name="T2">l</text:span>ankOn n</text:p>
                    </text:list-item>
                    <text:list-item>
                      <text:p text:style-name="P7">BlankOn Sajadah</text:p>
                    </text:list-item>
                    <text:list-item>
                      <text:p text:style-name="P7">BlankOn x</text:p>
                    </text:list-item>
                  </text:list>
                  <text:p text:style-name="P2"/>
                </text:list-item>
              </text:list>
            </text:list-item>
            <text:list-item>
              <text:p text:style-name="P5">Tim BlankOn</text:p>
              <text:list>
                <text:list-item>
                  <text:p text:style-name="P2">Manajer Proyek</text:p>
                  <text:list>
                    <text:list-item>
                      <text:p text:style-name="P2">Tugas dan Tanggung Jawab Manajer Proyek</text:p>
                    </text:list-item>
                    <text:list-item>
                      <text:p text:style-name="P2">Daftar Manajer Proyek</text:p>
                    </text:list-item>
                  </text:list>
                </text:list-item>
                <text:list-item>
                  <text:p text:style-name="P2">Manajer Rilis</text:p>
                  <text:list>
                    <text:list-item>
                      <text:p text:style-name="P2">Tugas dan Tanggung Jawab</text:p>
                    </text:list-item>
                    <text:list-item>
                      <text:p text:style-name="P2">Daftar</text:p>
                    </text:list-item>
                  </text:list>
                </text:list-item>
                <text:list-item>
                  <text:p text:style-name="P2">Tim Infrastruktur <text:tab/></text:p>
                  <text:list>
                    <text:list-item>
                      <text:p text:style-name="P2">Tugas dan Tanggung Jawab</text:p>
                    </text:list-item>
                    <text:list-item>
                      <text:p text:style-name="P2">Daftar</text:p>
                    </text:list-item>
                  </text:list>
                </text:list-item>
                <text:list-item>
                  <text:p text:style-name="P2">Tim Pemaket <text:tab/></text:p>
                  <text:list>
                    <text:list-item>
                      <text:p text:style-name="P2">Tugas dan Tanggung Jawab</text:p>
                    </text:list-item>
                    <text:list-item>
                      <text:p text:style-name="P2">Daftar</text:p>
                    </text:list-item>
                  </text:list>
                </text:list-item>
                <text:list-item>
                  <text:p text:style-name="P2">Tim Riset dan Aplikasi</text:p>
                  <text:list>
                    <text:list-item>
                      <text:p text:style-name="P2">Tugas dan Tanggung Jawab</text:p>
                    </text:list-item>
                    <text:list-item>
                      <text:p text:style-name="P2">Daftar</text:p>
                    </text:list-item>
                  </text:list>
                </text:list-item>
              </text:list>
            </text:list-item>
          </text:list>
          <text:p text:style-name="P2"/>
          <text:list>
            <text:list-item>
              <text:list>
                <text:list-item>
                  <text:p text:style-name="P2">Tim Jaminan Kualitas</text:p>
                  <text:list>
                    <text:list-item>
                      <text:p text:style-name="P2">Tugas dan Tanggung Jawab</text:p>
                    </text:list-item>
                    <text:list-item>
                      <text:p text:style-name="P2">Daftar</text:p>
                    </text:list-item>
                  </text:list>
                </text:list-item>
              </text:list>
            </text:list-item>
          </text:list>
          <text:p text:style-name="P2"/>
          <text:list>
            <text:list-item>
              <text:list>
                <text:list-item>
                  <text:p text:style-name="P2">Tim Humas</text:p>
                  <text:list>
                    <text:list-item>
                      <text:p text:style-name="P2">Tugas dan Tanggung Jawab</text:p>
                    </text:list-item>
                    <text:list-item>
                      <text:p text:style-name="P2">Daftar</text:p>
                    </text:list-item>
                  </text:list>
                </text:list-item>
              </text:list>
            </text:list-item>
          </text:list>
          <text:p text:style-name="P2"/>
          <text:list>
            <text:list-item>
              <text:list>
                <text:list-item>
                  <text:p text:style-name="P2">Tim Kesenian <text:tab/></text:p>
                  <text:list>
                    <text:list-item>
                      <text:p text:style-name="P2">Tugas dan Tanggung Jawab</text:p>
                    </text:list-item>
                    <text:list-item>
                      <text:p text:style-name="P2">Daftar</text:p>
                    </text:list-item>
                  </text:list>
                </text:list-item>
              </text:list>
            </text:list-item>
          </text:list>
          <text:p text:style-name="P2"/>
          <text:list>
            <text:list-item>
              <text:list>
                <text:list-item>
                  <text:p text:style-name="P2">Tim Dokumentasi <text:tab/></text:p>
                  <text:list>
                    <text:list-item>
                      <text:p text:style-name="P4">Tugas dan Tanggung Jawab</text:p>
                    </text:list-item>
                    <text:list-item>
                      <text:p text:style-name="P4">Daftar</text:p>
                    </text:list-item>
                  </text:list>
                </text:list-item>
              </text:list>
            </text:list-item>
          </text:list>
        </text:list-item>
      </text:list>
      <text:p text:style-name="P1"><text:soft-page-break/></text:p>
      <text:list xml:id="list205342488888993" text:continue-numbering="true" text:style-name="L1">
        <text:list-item>
          <text:p text:style-name="P2">Wiki Blankon Rilis</text:p>
          <text:list>
            <text:list-item>
              <text:p text:style-name="P2">BlankOn XI Uluwatu</text:p>
              <text:list>
                <text:list-item>
                  <text:p text:style-name="P2">Filisofi</text:p>
                </text:list-item>
                <text:list-item>
                  <text:p text:style-name="P2">Tim BlankOn</text:p>
                  <text:list>
                    <text:list-item>
                      <text:p text:style-name="P2">Manajer Rilis</text:p>
                      <text:list>
                        <text:list-item>
                          <text:p text:style-name="P2">Tugas dan Tanggung Jawab</text:p>
                        </text:list-item>
                        <text:list-item>
                          <text:p text:style-name="P7">Profil Manajer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"/>
          <text:list>
            <text:list-item>
              <text:list>
                <text:list-item>
                  <text:p text:style-name="P2">Tim Infrastruktur</text:p>
                  <text:list>
                    <text:list-item>
                      <text:p text:style-name="P2">Tugas dan Tanggung Jawab</text:p>
                    </text:list-item>
                    <text:list-item>
                      <text:p text:style-name="P2">Daftar Anggota</text:p>
                    </text:list-item>
                  </text:list>
                </text:list-item>
              </text:list>
            </text:list-item>
          </text:list>
          <text:p text:style-name="P2"/>
          <text:list>
            <text:list-item>
              <text:list>
                <text:list-item>
                  <text:p text:style-name="P2">Tim Pemaket <text:tab/></text:p>
                  <text:list>
                    <text:list-item>
                      <text:p text:style-name="P2">Tugas dan Tanggung Jawab</text:p>
                    </text:list-item>
                    <text:list-item>
                      <text:p text:style-name="P2">Daftar Anggota</text:p>
                    </text:list-item>
                  </text:list>
                </text:list-item>
              </text:list>
            </text:list-item>
          </text:list>
          <text:p text:style-name="P2"/>
          <text:list>
            <text:list-item>
              <text:list>
                <text:list-item>
                  <text:p text:style-name="P2">Tim Riset dan Aplikasi</text:p>
                  <text:list>
                    <text:list-item>
                      <text:p text:style-name="P2">Tugas dan Tanggung Jawab</text:p>
                    </text:list-item>
                    <text:list-item>
                      <text:p text:style-name="P2">Daftar Anggota</text:p>
                    </text:list-item>
                  </text:list>
                </text:list-item>
              </text:list>
            </text:list-item>
          </text:list>
          <text:p text:style-name="P2"/>
          <text:list>
            <text:list-item>
              <text:list>
                <text:list-item>
                  <text:p text:style-name="P2">Tim Jaminan Kualitas</text:p>
                  <text:list>
                    <text:list-item>
                      <text:p text:style-name="P2">Tugas dan Tanggung Jawab</text:p>
                    </text:list-item>
                    <text:list-item>
                      <text:p text:style-name="P2">Daftar Anggota</text:p>
                    </text:list-item>
                  </text:list>
                </text:list-item>
              </text:list>
            </text:list-item>
          </text:list>
          <text:p text:style-name="P2"/>
          <text:list>
            <text:list-item>
              <text:list>
                <text:list-item>
                  <text:p text:style-name="P2">Tim Humas</text:p>
                  <text:list>
                    <text:list-item>
                      <text:p text:style-name="P2">Tugas dan Tanggung Jawab</text:p>
                    </text:list-item>
                    <text:list-item>
                      <text:p text:style-name="P2">Daftar Anggota</text:p>
                    </text:list-item>
                  </text:list>
                </text:list-item>
              </text:list>
            </text:list-item>
          </text:list>
          <text:p text:style-name="P2"/>
          <text:list>
            <text:list-item>
              <text:list>
                <text:list-item>
                  <text:p text:style-name="P2">Tim Kesenian</text:p>
                  <text:list>
                    <text:list-item>
                      <text:p text:style-name="P2">Tugas dan Tanggung Jawab</text:p>
                    </text:list-item>
                    <text:list-item>
                      <text:p text:style-name="P2">Daftar Anggota</text:p>
                    </text:list-item>
                  </text:list>
                </text:list-item>
              </text:list>
            </text:list-item>
          </text:list>
          <text:p text:style-name="P2"/>
          <text:list>
            <text:list-item>
              <text:list>
                <text:list-item>
                  <text:p text:style-name="P2">Tim Dokumentasi</text:p>
                  <text:list>
                    <text:list-item>
                      <text:p text:style-name="P2">Tugas dan Tanggung Jawab</text:p>
                    </text:list-item>
                    <text:list-item>
                      <text:p text:style-name="P2">Daftar Anggota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" svg:font-family="'Bitstream Vera Sans'" style:font-family-generic="swiss"/>
    <style:font-face style:name="Liberation Sans" svg:font-family="'Liberation Sans'" style:font-family-generic="swiss"/>
    <style:font-face style:name="Lucidasans" svg:font-family="Lucidasans" style:font-family-generic="swiss"/>
    <style:font-face style:name="AR PL SungtiL GB" svg:font-family="'AR PL SungtiL GB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2pt" fo:language="id" fo:country="ID" style:letter-kerning="true" style:font-name-asian="AR PL SungtiL GB" style:font-size-asian="10.5pt" style:language-asian="zh" style:country-asian="CN" style:font-name-complex="Lucidasans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6.35mm" style:writing-mode="page"/>
      <style:text-properties style:use-window-font-color="true" style:font-name="Liberation Sans" fo:font-size="12pt" fo:language="id" fo:country="ID" style:letter-kerning="true" style:font-name-asian="AR PL SungtiL GB" style:font-size-asian="10.5pt" style:language-asian="zh" style:country-asian="CN" style:font-name-complex="Lucida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Bitstream Vera Sans" fo:font-family="'Bitstream Vera Sans'" style:font-family-generic="swiss" fo:font-size="14pt" style:font-name-asian="AR PL SungtiL GB" style:font-family-asian="'AR PL SungtiL GB'" style:font-family-generic-asian="system" style:font-pitch-asian="variable" style:font-size-asian="14pt" style:font-name-complex="Lucidasans" style:font-family-complex="Lucidasans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Lucidasans" style:font-family-complex="Lucida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Lucidasans" style:font-family-complex="Lucida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Lucidasans" style:font-family-complex="Lucida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iq Aminuddin</meta:initial-creator>
    <meta:creation-date>2017-03-17T20:27:05.271250822</meta:creation-date>
    <dc:date>2017-03-17T20:53:19.817861503</dc:date>
    <dc:creator>Faiq Aminuddin</dc:creator>
    <meta:editing-duration>PT26M11S</meta:editing-duration>
    <meta:editing-cycles>6</meta:editing-cycles>
    <meta:generator>LibreOffice/5.1.4.2$Linux_x86 LibreOffice_project/10m0$Build-2</meta:generator>
    <meta:document-statistic meta:table-count="0" meta:image-count="0" meta:object-count="0" meta:page-count="2" meta:paragraph-count="73" meta:word-count="254" meta:character-count="1722" meta:non-whitespace-character-count="1460"/>
  </office:meta>
</office:document-meta>
</file>